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aa13" officeooo:paragraph-rsid="0017aa13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7aa13" officeooo:paragraph-rsid="0017aa13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officeooo:rsid="0017aa13" officeooo:paragraph-rsid="0017aa13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6pt" officeooo:rsid="0017aa13" officeooo:paragraph-rsid="0017aa13" style:font-size-asian="16pt" style:font-size-complex="16pt"/>
    </style:style>
    <style:style style:name="P6" style:family="paragraph">
      <style:paragraph-properties fo:text-align="center"/>
      <style:text-properties fo:font-variant="normal" fo:text-transform="none" style:text-line-through-style="none" style:text-line-through-type="none" style:font-name="Liberation Sans" fo:font-size="24pt" fo:font-style="normal" style:text-underline-style="none" fo:font-weight="normal" fo:background-color="transparent"/>
    </style:style>
    <style:style style:name="P7" style:family="paragraph">
      <style:paragraph-properties fo:text-align="end"/>
      <style:text-properties fo:font-variant="normal" fo:text-transform="none" style:text-line-through-style="none" style:text-line-through-type="none" style:font-name="Liberation Sans" fo:font-size="14pt" fo:font-style="italic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CERTIFICATE</text:p>
      <text:p text:style-name="P5">OF</text:p>
      <text:p text:style-name="P3">PARTICIPATION</text:p>
      <text:p text:style-name="P4">Trying Counts!</text:p>
      <text:p text:style-name="P2"/>
      <text:p text:style-name="Standard"/>
      <text:p text:style-name="Standard"/>
      <text:p text:style-name="P1"><draw:control text:anchor-type="paragraph" draw:z-index="0" draw:name="part_name" draw:style-name="gr1" draw:text-style-name="P6" svg:width="7.948in" svg:height="1.0213in" svg:x="0.7543in" svg:y="0.3091in" draw:control="control1"/><draw:control text:anchor-type="paragraph" draw:z-index="1" draw:name="date_text" draw:style-name="gr1" draw:text-style-name="P7" svg:width="3.2295in" svg:height="0.7087in" svg:x="0.2752in" svg:y="3.8091in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4:12:56.862983106</meta:creation-date>
    <dc:date>2018-11-17T15:11:03.213740594</dc:date>
    <meta:editing-duration>PT29M52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4" meta:word-count="5" meta:character-count="40" meta:non-whitespace-character-count="39"/>
  </office:meta>
</office:document-meta>
</file>